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rel-width="97%" fo:margin-left="0.075in" fo:margin-top="0in" fo:margin-bottom="0in" table:align="left" style:writing-mode="page"/>
    </style:style>
    <style:style style:name="Table1.A" style:family="table-column">
      <style:table-column-properties style:rel-column-width="21849*"/>
    </style:style>
    <style:style style:name="Table1.B" style:family="table-column">
      <style:table-column-properties style:rel-column-width="14889*"/>
    </style:style>
    <style:style style:name="Table1.C" style:family="table-column">
      <style:table-column-properties style:rel-column-width="13907*"/>
    </style:style>
    <style:style style:name="Table1.D" style:family="table-column">
      <style:table-column-properties style:rel-column-width="14887*"/>
    </style:style>
    <style:style style:name="Table1.1" style:family="table-row">
      <style:table-row-properties style:min-row-height="0.461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style:min-row-height="0.1576in" fo:keep-together="auto"/>
    </style:style>
    <style:style style:name="Table1.3" style:family="table-row">
      <style:table-row-properties style:min-row-height="0.2972in" fo:keep-together="auto"/>
    </style:style>
    <style:style style:name="Table2" style:family="table">
      <style:table-properties style:width="6.7924in" fo:margin-left="0.075in" fo:margin-top="0in" fo:margin-bottom="0in" table:align="left" style:writing-mode="page"/>
    </style:style>
    <style:style style:name="Table2.A" style:family="table-column">
      <style:table-column-properties style:column-width="0.3181in"/>
    </style:style>
    <style:style style:name="Table2.B" style:family="table-column">
      <style:table-column-properties style:column-width="1.7674in"/>
    </style:style>
    <style:style style:name="Table2.C" style:family="table-column">
      <style:table-column-properties style:column-width="1.1576in"/>
    </style:style>
    <style:style style:name="Table2.D" style:family="table-column">
      <style:table-column-properties style:column-width="2.0958in"/>
    </style:style>
    <style:style style:name="Table2.E" style:family="table-column">
      <style:table-column-properties style:column-width="1.2347in"/>
    </style:style>
    <style:style style:name="Table2.F" style:family="table-column">
      <style:table-column-properties style:column-width="0.2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5903in" fo:keep-together="auto"/>
    </style:style>
    <style:style style:name="Table2.A3" style:family="table-cell">
      <style:table-cell-properties style:vertical-align="middle" fo:background-color="#ffc000" fo:padding-left="0.075in" fo:padding-right="0.075in" fo:padding-top="0in" fo:padding-bottom="0in" fo:border="0.5pt solid #000000">
        <style:background-image/>
      </style:table-cell-properties>
    </style:style>
    <style:style style:name="Table2.C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style:vertical-align="middle" fo:background-color="#ffc000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style:vertical-align="middle" fo:background-color="#ffc000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C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7" style:family="table-row">
      <style:table-row-properties style:min-row-height="0.1799in" fo:keep-together="auto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E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7243in" fo:margin-left="-0.0778in" fo:margin-top="0in" fo:margin-bottom="0in" table:align="left" style:writing-mode="page"/>
    </style:style>
    <style:style style:name="Table3.A" style:family="table-column">
      <style:table-column-properties style:column-width="0.075in"/>
    </style:style>
    <style:style style:name="Table3.B" style:family="table-column">
      <style:table-column-properties style:column-width="3.0285in"/>
    </style:style>
    <style:style style:name="Table3.C" style:family="table-column">
      <style:table-column-properties style:column-width="0.1236in"/>
    </style:style>
    <style:style style:name="Table3.D" style:family="table-column">
      <style:table-column-properties style:column-width="0.0993in"/>
    </style:style>
    <style:style style:name="Table3.E" style:family="table-column">
      <style:table-column-properties style:column-width="1.1813in"/>
    </style:style>
    <style:style style:name="Table3.F" style:family="table-column">
      <style:table-column-properties style:column-width="0.0979in"/>
    </style:style>
    <style:style style:name="Table3.H" style:family="table-column">
      <style:table-column-properties style:column-width="0.2951in"/>
    </style:style>
    <style:style style:name="Table3.J" style:family="table-column">
      <style:table-column-properties style:column-width="0.8854in"/>
    </style:style>
    <style:style style:name="Table3.K" style:family="table-column">
      <style:table-column-properties style:column-width="0.1972in"/>
    </style:style>
    <style:style style:name="Table3.M" style:family="table-column">
      <style:table-column-properties style:column-width="0.1722in"/>
    </style:style>
    <style:style style:name="Table3.N" style:family="table-column">
      <style:table-column-properties style:column-width="0.0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3.A3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1pt solid #000000">
        <style:background-image/>
      </style:table-cell-properties>
    </style:style>
    <style:style style:name="Table4" style:family="table">
      <style:table-properties style:width="6.6465in" fo:margin-left="0in" fo:margin-top="0in" fo:margin-bottom="0in" table:align="left" style:writing-mode="page"/>
    </style:style>
    <style:style style:name="Table4.A" style:family="table-column">
      <style:table-column-properties style:column-width="6.64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486in" fo:margin-left="-0.0778in" fo:margin-top="0in" fo:margin-bottom="0in" table:align="left" style:writing-mode="page"/>
    </style:style>
    <style:style style:name="Table5.A" style:family="table-column">
      <style:table-column-properties style:column-width="3.2278in"/>
    </style:style>
    <style:style style:name="Table5.B" style:family="table-column">
      <style:table-column-properties style:column-width="0.0979in"/>
    </style:style>
    <style:style style:name="Table5.C" style:family="table-column">
      <style:table-column-properties style:column-width="1.1819in"/>
    </style:style>
    <style:style style:name="Table5.E" style:family="table-column">
      <style:table-column-properties style:column-width="0.0986in"/>
    </style:style>
    <style:style style:name="Table5.F" style:family="table-column">
      <style:table-column-properties style:column-width="0.2951in"/>
    </style:style>
    <style:style style:name="Table5.G" style:family="table-column">
      <style:table-column-properties style:column-width="0.0993in"/>
    </style:style>
    <style:style style:name="Table5.H" style:family="table-column">
      <style:table-column-properties style:column-width="0.8847in"/>
    </style:style>
    <style:style style:name="Table5.I" style:family="table-column">
      <style:table-column-properties style:column-width="0.1972in"/>
    </style:style>
    <style:style style:name="Table5.J" style:family="table-column">
      <style:table-column-properties style:column-width="0.2958in"/>
    </style:style>
    <style:style style:name="Table5.K" style:family="table-column">
      <style:table-column-properties style:column-width="0.170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none" fo:border-bottom="1pt solid #000000">
        <style:background-image/>
      </style:table-cell-properties>
    </style:style>
    <style:style style:name="Table5.B1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8229in" fo:margin-left="-0.0778in" fo:margin-top="0in" fo:margin-bottom="0in" table:align="left" style:writing-mode="page"/>
    </style:style>
    <style:style style:name="Table6.A" style:family="table-column">
      <style:table-column-properties style:column-width="3.2278in"/>
    </style:style>
    <style:style style:name="Table6.B" style:family="table-column">
      <style:table-column-properties style:column-width="0.0979in"/>
    </style:style>
    <style:style style:name="Table6.C" style:family="table-column">
      <style:table-column-properties style:column-width="1.1819in"/>
    </style:style>
    <style:style style:name="Table6.E" style:family="table-column">
      <style:table-column-properties style:column-width="0.0993in"/>
    </style:style>
    <style:style style:name="Table6.F" style:family="table-column">
      <style:table-column-properties style:column-width="1.7715in"/>
    </style:style>
    <style:style style:name="Table6.G" style:family="table-column">
      <style:table-column-properties style:column-width="0.1736in"/>
    </style:style>
    <style:style style:name="Table6.H" style:family="table-column">
      <style:table-column-properties style:column-width="0.171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P1" style:family="paragraph" style:parent-style-name="S_5f_Обычный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 fo:keep-together="always"/>
    </style:style>
    <style:style style:name="P3" style:family="paragraph" style:parent-style-name="Standard">
      <style:paragraph-properties fo:text-align="center" style:justify-single-word="false" fo:keep-together="always" fo:keep-with-next="always"/>
    </style:style>
    <style:style style:name="P4" style:family="paragraph" style:parent-style-name="Standard">
      <style:paragraph-properties fo:margin-top="0in" fo:margin-bottom="0.0835in" style:contextual-spacing="false" fo:text-align="center" style:justify-single-word="false" fo:keep-together="always" fo:keep-with-next="alway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keep-with-next="always"/>
    </style:style>
    <style:style style:name="P7" style:family="paragraph" style:parent-style-name="Standard">
      <style:paragraph-properties fo:margin-right="0.098in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keep-together="always"/>
      <style:text-properties fo:font-size="8pt" fo:font-style="italic" fo:font-weight="bold" style:font-size-asian="8pt" style:font-style-asian="italic" style:font-weight-asian="bold"/>
    </style:style>
    <style:style style:name="P10" style:family="paragraph" style:parent-style-name="Standard">
      <style:text-properties fo:font-size="9pt" style:font-size-asian="9pt" style:font-size-complex="8pt"/>
    </style:style>
    <style:style style:name="P11" style:family="paragraph" style:parent-style-name="Standard"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margin-top="0.0835in" fo:margin-bottom="0in" style:contextual-spacing="false" fo:keep-together="always"/>
    </style:style>
    <style:style style:name="P14" style:family="paragraph" style:parent-style-name="Standard">
      <loext:graphic-properties draw:fill="solid" draw:fill-color="#ffc000"/>
      <style:paragraph-properties fo:keep-together="always" fo:background-color="#ffc000" fo:padding-left="0.0555in" fo:padding-right="0.0555in" fo:padding-top="0.0138in" fo:padding-bottom="0.0138in" fo:border="0.51pt solid #000000" style:shadow="none">
        <style:tab-stops>
          <style:tab-stop style:position="0.8264in"/>
        </style:tab-stops>
      </style:paragraph-properties>
    </style:style>
    <style:style style:name="P15" style:family="paragraph" style:parent-style-name="Standard">
      <style:text-properties fo:text-transform="uppercase" fo:font-size="10pt" style:font-size-asian="10pt" style:font-size-complex="10pt"/>
    </style:style>
    <style:style style:name="P16" style:family="paragraph" style:parent-style-name="Standard">
      <style:paragraph-properties fo:keep-with-next="always"/>
      <style:text-properties fo:text-transform="uppercase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fo:keep-with-next="always"/>
      <style:text-properties fo:text-transform="uppercase" fo:font-size="10pt" style:font-size-asian="10pt" style:font-size-complex="10pt"/>
    </style:style>
    <style:style style:name="P18" style:family="paragraph" style:parent-style-name="Standard">
      <style:paragraph-properties fo:line-height="115%" fo:text-align="center" style:justify-single-word="false" fo:keep-with-next="always"/>
      <style:text-properties fo:text-transform="uppercase" fo:font-size="10pt" style:font-size-asian="10pt" style:language-asian="en" style:country-asian="US" style:font-size-complex="10pt"/>
    </style:style>
    <style:style style:name="P19" style:family="paragraph" style:parent-style-name="Standard">
      <style:paragraph-properties fo:keep-with-next="always"/>
      <style:text-properties fo:text-transform="uppercase"/>
    </style:style>
    <style:style style:name="P20" style:family="paragraph" style:parent-style-name="Standard">
      <style:paragraph-properties fo:line-height="115%" fo:keep-with-next="always"/>
      <style:text-properties fo:text-transform="uppercase" fo:font-size="9pt" fo:font-weight="bold" style:font-size-asian="9pt" style:language-asian="en" style:country-asian="US" style:font-weight-asian="bold" style:font-size-complex="10pt"/>
    </style:style>
    <style:style style:name="P21" style:family="paragraph" style:parent-style-name="Standard">
      <style:paragraph-properties fo:line-height="115%" fo:text-align="center" style:justify-single-word="false" fo:keep-with-next="always"/>
      <style:text-properties fo:text-transform="uppercase" fo:font-size="9pt" style:font-size-asian="9pt" style:language-asian="en" style:country-asian="US" style:font-size-complex="10pt"/>
    </style:style>
    <style:style style:name="P22" style:family="paragraph" style:parent-style-name="Standard">
      <style:paragraph-properties fo:keep-with-next="always"/>
    </style:style>
    <style:style style:name="P23" style:family="paragraph" style:parent-style-name="Standard">
      <style:paragraph-properties fo:margin-top="0.0835in" fo:margin-bottom="0in" style:contextual-spacing="false"/>
    </style:style>
    <style:style style:name="P24" style:family="paragraph" style:parent-style-name="Standard">
      <style:paragraph-properties fo:margin-top="0.1665in" fo:margin-bottom="0in" style:contextual-spacing="false" fo:text-align="justify" style:justify-single-word="false"/>
    </style:style>
    <style:style style:name="P25" style:family="paragraph" style:parent-style-name="Содержание_20_таблицы_20_ЛНД">
      <style:paragraph-properties fo:margin-top="0.0417in" fo:margin-bottom="0.0417in" style:contextual-spacing="false" fo:keep-together="always"/>
    </style:style>
    <style:style style:name="P26" style:family="paragraph" style:parent-style-name="Содержание_20_таблицы_20_ЛНД">
      <style:paragraph-properties fo:margin-top="0in" fo:margin-bottom="0in" style:contextual-spacing="false" fo:keep-together="always"/>
    </style:style>
    <style:style style:name="P27" style:family="paragraph" style:parent-style-name="Содержание_20_таблицы_20_ЛНД">
      <style:paragraph-properties fo:keep-together="always"/>
    </style:style>
    <style:style style:name="P28" style:family="paragraph" style:parent-style-name="Содержание_20_таблицы_20_ЛНД">
      <style:paragraph-properties fo:margin-top="0in" fo:margin-bottom="0.0417in" style:contextual-spacing="false" fo:keep-together="always"/>
    </style:style>
    <style:style style:name="P29" style:family="paragraph" style:parent-style-name="Содержание_20_таблицы_20_ЛНД">
      <style:paragraph-properties fo:keep-together="always"/>
    </style:style>
    <style:style style:name="P30" style:family="paragraph" style:parent-style-name="Содержание_20_таблицы_20_ЛНД">
      <style:paragraph-properties fo:keep-together="always">
        <style:tab-stops>
          <style:tab-stop style:position="6.6929in"/>
        </style:tab-stops>
      </style:paragraph-properties>
    </style:style>
    <style:style style:name="P31" style:family="paragraph" style:parent-style-name="Содержание_20_таблицы_20_ЛНД">
      <style:paragraph-properties fo:margin-top="0.0417in" fo:margin-bottom="0.0417in" style:contextual-spacing="false" fo:text-align="center" style:justify-single-word="false" fo:keep-together="always"/>
    </style:style>
    <style:style style:name="P32" style:family="paragraph" style:parent-style-name="Содержание_20_таблицы_20_ЛНД">
      <style:paragraph-properties fo:margin-top="0.0417in" fo:margin-bottom="0.0417in" style:contextual-spacing="false" fo:text-align="center" style:justify-single-word="false" fo:keep-together="always"/>
    </style:style>
    <style:style style:name="P33" style:family="paragraph" style:parent-style-name="Содержание_20_таблицы_20_ЛНД">
      <style:paragraph-properties fo:keep-together="always"/>
      <style:text-properties fo:font-size="11pt" fo:font-style="italic" style:font-size-asian="11pt" style:font-style-asian="italic" style:font-size-complex="11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name-asian="Calibri1" style:font-weight-asian="bold" style:font-name-complex="Arial1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1pt"/>
    </style:style>
    <style:style style:name="T5" style:family="text">
      <style:text-properties fo:font-size="10pt" style:font-size-asian="10pt" style:font-size-complex="8pt"/>
    </style:style>
    <style:style style:name="T6" style:family="text">
      <style:text-properties fo:font-size="10pt" style:font-size-asian="10pt" style:font-style-complex="italic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8pt" fo:font-style="italic" fo:font-weight="bold" style:font-size-asian="8pt" style:font-style-asian="italic" style:font-weight-asian="bold"/>
    </style:style>
    <style:style style:name="T1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9pt" style:font-size-asian="9pt" style:font-size-complex="8pt"/>
    </style:style>
    <style:style style:name="T14" style:family="text">
      <style:text-properties fo:font-size="9pt" fo:font-weight="bold" style:font-size-asian="9pt" style:font-weight-asian="bold"/>
    </style:style>
    <style:style style:name="T15" style:family="text">
      <style:text-properties fo:font-size="9pt" fo:font-style="italic" style:font-size-asian="9pt" style:font-style-asian="italic"/>
    </style:style>
    <style:style style:name="T16" style:family="text">
      <style:text-properties fo:text-transform="uppercase"/>
    </style:style>
    <style:style style:name="T17" style:family="tex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text-transform="uppercase" fo:font-weight="bold" style:font-weight-asian="bold"/>
    </style:style>
    <style:style style:name="T19" style:family="text">
      <style:text-properties fo:text-transform="uppercase" fo:font-weight="bold" style:font-weight-asian="bold" style:font-style-complex="italic" style:font-weight-complex="bold"/>
    </style:style>
    <style:style style:name="T20" style:family="text">
      <style:text-properties fo:text-transform="uppercase" fo:font-size="10pt" style:font-size-asian="10pt" style:font-style-complex="italic" style:font-weight-complex="bold"/>
    </style:style>
    <style:style style:name="T21" style:family="text">
      <style:text-properties fo:text-transform="uppercase" fo:font-size="10pt" style:font-size-asian="10pt" style:font-size-complex="10pt"/>
    </style:style>
    <style:style style:name="T22" style:family="text">
      <style:text-properties fo:text-transform="uppercase" fo:font-size="10pt" style:font-size-asian="10pt" style:language-asian="en" style:country-asian="US" style:font-size-complex="10pt"/>
    </style:style>
    <style:style style:name="T23" style:family="text">
      <style:text-properties fo:text-transform="uppercase" fo:font-size="10pt" fo:font-weight="bold" style:font-size-asian="10pt" style:font-weight-asian="bold" style:font-size-complex="10pt"/>
    </style:style>
    <style:style style:name="T24" style:family="text">
      <style:text-properties fo:text-transform="uppercase" fo:font-size="10pt" fo:font-style="italic" style:font-size-asian="10pt" style:font-style-asian="italic" style:font-size-complex="10pt"/>
    </style:style>
    <style:style style:name="T25" style:family="text">
      <style:text-properties fo:text-transform="uppercase" style:font-style-complex="italic" style:font-weight-complex="bold"/>
    </style:style>
    <style:style style:name="T26" style:family="text">
      <style:text-properties fo:text-transform="uppercase" fo:font-size="9pt" fo:font-weight="bold" style:font-size-asian="9pt" style:language-asian="en" style:country-asian="US" style:font-weight-asian="bold" style:font-size-complex="10pt"/>
    </style:style>
    <style:style style:name="T27" style:family="text">
      <style:text-properties fo:text-transform="uppercase" fo:font-size="9pt" style:font-size-asian="9pt" style:language-asian="en" style:country-asian="US" style:font-size-complex="10pt"/>
    </style:style>
    <style:style style:name="T28" style:family="text">
      <style:text-properties fo:color="#808080" loext:opacity="100%" fo:font-style="italic" style:font-style-asian="italic"/>
    </style:style>
    <style:style style:name="T29" style:family="text">
      <style:text-properties fo:color="#808080" loext:opacity="100%" fo:language="en" fo:country="US" fo:font-style="italic" style:font-style-asian="italic"/>
    </style:style>
    <style:style style:name="T30" style:family="text">
      <style:text-properties fo:font-weight="bold" style:font-weight-asian="bold"/>
    </style:style>
    <style:style style:name="T31" style:family="text">
      <style:text-properties style:font-name-asian="Calibri1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style="italic" style:font-style-asian="italic"/>
    </style:style>
    <style:style style:name="T34" style:family="text">
      <style:text-properties fo:font-style="italic" style:font-style-asian="italic"/>
    </style:style>
    <style:style style:name="T35" style:family="text">
      <style:text-properties style:font-name="MS Gothic" style:font-name-asian="MS Gothic1"/>
    </style:style>
    <style:style style:name="T36" style:family="text">
      <style:text-properties fo:color="#ff0000" loext:opacity="100%" fo:font-style="italic" style:font-style-asian="italic" style:font-size-complex="11pt"/>
    </style:style>
    <style:style style:name="T37" style:family="text">
      <style:text-properties fo:font-size="11pt" fo:font-style="italic" style:font-size-asian="11pt" style:font-style-asian="italic" style:font-size-complex="11pt"/>
    </style:style>
    <style:style style:name="T38" style:family="text">
      <style:text-properties fo:font-size="11pt" style:font-size-asian="11pt"/>
    </style:style>
    <style:style style:name="T39" style:family="text">
      <style:text-properties style:text-underline-style="solid" style:text-underline-width="auto" style:text-underline-color="font-color" style:font-name-asian="Calibri1"/>
    </style:style>
    <style:style style:name="T4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2" style:family="text">
      <style:text-properties fo:color="#808080" loext:opacity="100%"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bookmark-start text:name="_Toc35008740"/><text:span text:style-name="T1">ЗАЯВКА </text:span><text:span text:style-name="T2">НА УПРАВЛЕНИЕ ДОСТУПОМ К</text:span><text:bookmark-end text:name="_Toc35008740"/></text:p>
      <text:p text:style-name="P1" loext:marker-style-name="T1"><text:bookmark-start text:name="_Toc35008741"/><text:span text:style-name="T2">ИНФОРМАЦИОННОЙ СИСТЕМ</text:span><text:bookmark-end text:name="_Toc35008741"/><text:span text:style-name="T2">Е</text:span><text:span text:style-name="T2"/></text:p>
      <text:p text:style-name="P2"><text:span text:style-name="T4">(заполняется в обязательном порядке машинописным способом)</text:span></text:p>
      <text:p text:style-name="P7" loext:marker-style-name="T11"><text:span text:style-name="T11">СОГЛАСОВАНО:</text:span><text:span text:style-name="T1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 loext:marker-style-name="T13"><text:span text:style-name="T13">Владелец ИС: </text:span><text:span text:style-name="T13"/></text:p>
            <text:p text:style-name="Standard" loext:marker-style-name="T13"><text:span text:style-name="T13">Заместитель генерального директора по технологическому развитию</text:span><text:span text:style-name="T13"/></text:p>
          </table:table-cell>
          <table:table-cell table:style-name="Table1.B1" office:value-type="string">
            <text:p text:style-name="Standard" loext:marker-style-name="T13"><text:span text:style-name="T13">Повалкович Николай Александрович</text:span><text:span text:style-name="T13"/></text:p>
          </table:table-cell>
          <table:table-cell table:style-name="Table1.B1" office:value-type="string">
            <text:p text:style-name="P8" loext:marker-style-name="T12"/>
            <text:p text:style-name="P5" loext:marker-style-name="T12"><text:span text:style-name="T12">______________________</text:span><text:span text:style-name="T12"/></text:p>
          </table:table-cell>
          <table:table-cell table:style-name="Table1.B1" office:value-type="string">
            <text:p text:style-name="Standard" loext:marker-style-name="T5"><text:span text:style-name="T5">«__»_________ 20__г.</text:span><text:span text:style-name="T5"/></text:p>
          </table:table-cell>
        </table:table-row>
        <table:table-row table:style-name="Table1.2">
          <table:table-cell table:style-name="Table1.A1" office:value-type="string">
            <text:p text:style-name="P10" loext:marker-style-name="T13"/>
            <text:p text:style-name="Standard" loext:marker-style-name="T13"><text:span text:style-name="T13">Представитель от ИТ ООО «НК «Роснефть»- НТЦ» :</text:span><text:span text:style-name="T13"/></text:p>
          </table:table-cell>
          <table:table-cell table:style-name="Table1.B1" office:value-type="string">
            <text:p text:style-name="Standard" loext:marker-style-name="T13"><text:span text:style-name="T13">_____________________</text:span><text:span text:style-name="T13"/></text:p>
          </table:table-cell>
          <table:table-cell table:style-name="Table1.B1" office:value-type="string">
            <text:p text:style-name="P5" loext:marker-style-name="T12"><text:span text:style-name="T12">______________________</text:span><text:span text:style-name="T12"/></text:p>
          </table:table-cell>
          <table:table-cell table:style-name="Table1.B1" office:value-type="string">
            <text:p text:style-name="P5" loext:marker-style-name="T3"><text:span text:style-name="T5">«__»_________ 20__г.</text:span><text:span text:style-name="T5"/></text:p>
          </table:table-cell>
        </table:table-row>
        <table:table-row table:style-name="Table1.3">
          <table:table-cell table:style-name="Table1.A1" office:value-type="string">
            <text:p text:style-name="P10" loext:marker-style-name="T13"/>
            <text:p text:style-name="Standard" loext:marker-style-name="T13"><text:span text:style-name="T13">Представитель от ИБ ООО «НК «Роснефть»- НТЦ» :</text:span><text:span text:style-name="T13"/></text:p>
          </table:table-cell>
          <table:table-cell table:style-name="Table1.B1" office:value-type="string">
            <text:p text:style-name="Standard" loext:marker-style-name="T13"><text:span text:style-name="T13">_____________________</text:span><text:span text:style-name="T13"/></text:p>
          </table:table-cell>
          <table:table-cell table:style-name="Table1.B1" office:value-type="string">
            <text:p text:style-name="P5" loext:marker-style-name="T12"><text:span text:style-name="T12">______________________</text:span><text:span text:style-name="T12"/></text:p>
          </table:table-cell>
          <table:table-cell table:style-name="Table1.B1" office:value-type="string">
            <text:p text:style-name="P5" loext:marker-style-name="T3"><text:span text:style-name="T5">«__»_________ 20__г.</text:span><text:span text:style-name="T5"/></text:p>
          </table:table-cell>
        </table:table-row>
      </table:table>
      <text:p text:style-name="P9" loext:marker-style-name="T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" loext:marker-style-name="T19"><text:span text:style-name="T17">Заявка №____________</text:span><text:span text:style-name="T1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3" loext:marker-style-name="T3"><text:span text:style-name="T3">на управление доступом сотрудников ООО «НК «Роснефть»- НТЦ» <text:s/></text:span><text:span text:style-name="T3"/></text:p>
            <text:p text:style-name="P4" loext:marker-style-name="T25"><text:span text:style-name="T6">в </text:span><text:span text:style-name="T20">ИС «</text:span><text:span text:style-name="T3">Общего доступа к файловым ресурсам»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rows-spanned="4" table:number-columns-spanned="2" office:value-type="string">
            <text:p text:style-name="P25">Фамилия, Имя, Отчество, должность, рабочий телефон, адрес корпоративной электронной почты</text:p>
          </table:table-cell>
          <table:covered-table-cell/>
          <table:table-cell table:style-name="Table2.C3" office:value-type="string">
            <text:p text:style-name="P26" loext:marker-style-name="T30"><text:span text:style-name="T28">ФИО:</text:span><text:span text:style-name="T42"/></text:p>
          </table:table-cell>
          <table:table-cell table:style-name="Table2.D3" table:number-columns-spanned="2" office:value-type="string">
            <text:p text:style-name="Standard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table-cell table:style-name="Table2.A1" office:value-type="string">
            <text:p text:style-name="Standard"/>
          </table:table-cell>
        </table:table-row>
        <table:table-row table:style-name="Table2.3">
          <table:covered-table-cell table:style-name="Table2.A4"/>
          <table:covered-table-cell/>
          <table:table-cell table:style-name="Table2.C4" office:value-type="string">
            <text:p text:style-name="P26" loext:marker-style-name="T30"><text:span text:style-name="T28">Должность</text:span><text:span text:style-name="T42"/></text:p>
          </table:table-cell>
          <table:table-cell table:style-name="Table2.D4" table:number-columns-spanned="2" office:value-type="string">
            <text:p text:style-name="Standard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table-cell table:style-name="Table2.A1" office:value-type="string">
            <text:p text:style-name="Standard"/>
          </table:table-cell>
        </table:table-row>
        <table:table-row table:style-name="Table2.3">
          <table:covered-table-cell table:style-name="Table2.A4"/>
          <table:covered-table-cell/>
          <table:table-cell table:style-name="Table2.C5" office:value-type="string">
            <text:p text:style-name="P26" loext:marker-style-name="T30"><text:span text:style-name="T28">Тел. / </text:span><text:span text:style-name="T29">E-mail</text:span></text:p>
          </table:table-cell>
          <table:table-cell table:style-name="Table2.D5" table:number-columns-spanned="2" office:value-type="string">
            <text:p text:style-name="Standard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table-cell table:style-name="Table2.A1" office:value-type="string">
            <text:p text:style-name="Standard"/>
          </table:table-cell>
        </table:table-row>
        <table:table-row table:style-name="Table2.3">
          <table:covered-table-cell table:style-name="Table2.A6"/>
          <table:covered-table-cell/>
          <table:table-cell table:style-name="Table2.C6" office:value-type="string">
            <text:p text:style-name="P26" loext:marker-style-name="T30"><text:span text:style-name="T28">Адрес офиса:</text:span><text:span text:style-name="T42"/></text:p>
          </table:table-cell>
          <table:table-cell table:style-name="Table2.D6" table:number-columns-spanned="2" office:value-type="string">
            <text:p text:style-name="Standard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table-cell table:style-name="Table2.A1" office:value-type="string">
            <text:p text:style-name="Standard"/>
          </table:table-cell>
        </table:table-row>
        <table:table-row table:style-name="Table2.7">
          <table:table-cell table:style-name="Table2.A3" table:number-columns-spanned="2" office:value-type="string">
            <text:p text:style-name="P27">Имя учетной записи в домене </text:p>
            <text:p text:style-name="P28"><text:span text:style-name="T32">rosneft</text:span>.<text:span text:style-name="T32">ru</text:span></text:p>
          </table:table-cell>
          <table:covered-table-cell/>
          <table:table-cell table:style-name="Table2.C7" table:number-columns-spanned="3" office:value-type="string">
            <text:p text:style-name="Standard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covered-table-cell/>
          <table:table-cell table:style-name="Table2.A1" office:value-type="string">
            <text:p text:style-name="Standard"/>
          </table:table-cell>
        </table:table-row>
        <table:table-row table:style-name="Table2.7">
          <table:table-cell table:style-name="Table2.A3" table:number-columns-spanned="4" office:value-type="string">
            <text:p text:style-name="P27" loext:marker-style-name="T34">Наименование информационного ресурса<text:span text:style-name="T34"/></text:p>
          </table:table-cell>
          <table:covered-table-cell/>
          <table:covered-table-cell/>
          <table:covered-table-cell/>
          <table:table-cell table:style-name="Table2.A3" office:value-type="string">
            <text:p text:style-name="P31">Уровень доступа*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7">
          <table:table-cell table:style-name="Table2.A9" office:value-type="string">
            <text:p text:style-name="P27"><text:text-input text:description="">1</text:text-input></text:p>
          </table:table-cell>
          <table:table-cell table:style-name="Table2.A9" table:number-columns-spanned="3" office:value-type="string">
            <text:p text:style-name="P27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covered-table-cell/>
          <table:table-cell table:style-name="Table2.E9" office:value-type="string">
            <text:p text:style-name="P31"><loext:content-control loext:checkbox="true" loext:checked-state="☒" loext:unchecked-state="☐" loext:alias="right[1]/allow" loext:tag="-" loext:id="497390187"><text:span text:style-name="T35">☐</text:span></loext:content-control><text:span text:style-name="T34">Ч</text:span>; <loext:content-control loext:checkbox="true" loext:checked-state="☒" loext:unchecked-state="☐" loext:alias="right[2]/allow" loext:tag="-" loext:id="-907069204"><text:span text:style-name="T35">☐</text:span></loext:content-control><text:span text:style-name="T34">П</text:span><text:span text:style-name="T33">;</text:span> <loext:content-control loext:checkbox="true" loext:checked-state="☒" loext:unchecked-state="☐" loext:alias="right[3]/allow" loext:tag="-" loext:id="1394460276"><text:span text:style-name="T35">☐</text:span></loext:content-control><text:span text:style-name="T34">Пр</text:span>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P27" loext:marker-style-name="T36"><text:span text:style-name="T36">*- Ч (чтение); П (полный доступ); Пр (прекращение доступа)</text:span><text:span text:style-name="T36"/></text:p>
      <text:p text:style-name="P33" loext:marker-style-name="T37"/>
      <text:p text:style-name="P27" loext:marker-style-name="T37"><text:span text:style-name="T37">Обоснование служебной необходимости:</text:span><text:span text:style-name="T37"/></text:p>
      <text:p text:style-name="P30" loext:marker-style-name="T40"><text:soft-page-break/><loext:content-control loext:showing-place-holder="true" loext:plain-text="true" loext:alias="attr[@key=145]" loext:tag="-" loext:id="1339118057"><text:span text:style-name="Placeholder_20_Text"><text:span text:style-name="T39">Место для ввода текста.</text:span></text:span></loext:content-control><text:span text:style-name="T40"><text:tab/></text:span></text:p>
      <text:p text:style-name="P11" loext:marker-style-name="T8"/>
      <text:p text:style-name="Standard" loext:marker-style-name="T8"><text:span text:style-name="T8">Подтверждаю служебную необходимость доступа в ИС «Общего доступа к файловым ресурсам», </text:span><text:span text:style-name="T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column table:style-name="Table3.F"/>
        <table:table-column table:style-name="Table3.J"/>
        <table:table-column table:style-name="Table3.K"/>
        <table:table-column table:style-name="Table3.H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13"><text:span text:style-name="T38"/></text:p>
          </table:table-cell>
          <table:table-cell table:style-name="Table3.B1" office:value-type="string">
            <text:p text:style-name="P23"><text:span text:style-name="T38">руководитель структурного подразделения:</text:span></text:p>
          </table:table-cell>
          <table:table-cell table:style-name="Table3.C1" table:number-columns-spanned="12" office:value-type="string">
            <text:p text:style-name="P13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6" loext:marker-style-name="T21"/>
          </table:table-cell>
          <table:table-cell table:style-name="Table3.B1" office:value-type="string">
            <text:p text:style-name="P15" loext:marker-style-name="T21"/>
          </table:table-cell>
          <table:table-cell table:style-name="Table3.C2" table:number-columns-spanned="12" office:value-type="string">
            <text:p text:style-name="P22" loext:marker-style-name="T7"><text:span text:style-name="T7">(наименование подразделения)</text:span><text:span text:style-name="T7"/></text:p>
            <text:p text:style-name="P16" loext:marker-style-name="T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3" office:value-type="string">
            <text:p text:style-name="Standard"><text:span text:style-name="Placeholder_20_Text"><text:span text:style-name="T31"><text:text-input text:description="">Место для ввода текста.</text:text-input></text:span></text:span></text:p>
          </table:table-cell>
          <table:covered-table-cell/>
          <table:covered-table-cell/>
          <table:table-cell table:style-name="Table3.B1" office:value-type="string">
            <text:p text:style-name="P19" loext:marker-style-name="T16"/>
          </table:table-cell>
          <table:table-cell table:style-name="Table3.A3" office:value-type="string">
            <text:p text:style-name="Standard"/>
          </table:table-cell>
          <table:table-cell table:style-name="Table3.B1" office:value-type="string">
            <text:p text:style-name="P16" loext:marker-style-name="T21"/>
          </table:table-cell>
          <table:table-cell table:style-name="Table3.B1" office:value-type="string">
            <text:p text:style-name="P22" loext:marker-style-name="T21"><text:span text:style-name="T21">«</text:span><text:span text:style-name="T21"/></text:p>
          </table:table-cell>
          <table:table-cell table:style-name="Table3.A3" office:value-type="string">
            <text:p text:style-name="Standard"/>
          </table:table-cell>
          <table:table-cell table:style-name="Table3.B1" office:value-type="string">
            <text:p text:style-name="P22" loext:marker-style-name="T21"><text:span text:style-name="T21">»</text:span><text:span text:style-name="T21"/></text:p>
          </table:table-cell>
          <table:table-cell table:style-name="Table3.A3" office:value-type="string">
            <text:p text:style-name="Standard"/>
          </table:table-cell>
          <table:table-cell table:style-name="Table3.B1" office:value-type="string">
            <text:p text:style-name="P22" loext:marker-style-name="T21"><text:span text:style-name="T21">20</text:span><text:span text:style-name="T21"/></text:p>
          </table:table-cell>
          <table:table-cell table:style-name="Table3.A3" office:value-type="string">
            <text:p text:style-name="Standard"/>
          </table:table-cell>
          <table:table-cell table:style-name="Table3.B1" office:value-type="string">
            <text:p text:style-name="P22" loext:marker-style-name="T21"><text:span text:style-name="T7">г</text:span><text:span text:style-name="T21">.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B1" table:number-columns-spanned="3" office:value-type="string">
            <text:p text:style-name="P6" loext:marker-style-name="T23"><text:span text:style-name="T9">(</text:span><text:span text:style-name="T7">ФИО руководителя)</text:span></text:p>
          </table:table-cell>
          <table:covered-table-cell/>
          <table:covered-table-cell/>
          <table:table-cell table:style-name="Table3.B1" office:value-type="string">
            <text:p text:style-name="P17" loext:marker-style-name="T21"/>
          </table:table-cell>
          <table:table-cell table:style-name="Table3.B1" office:value-type="string">
            <text:p text:style-name="P6" loext:marker-style-name="T21"><text:span text:style-name="T7">(подпись)</text:span><text:span text:style-name="T21"/></text:p>
          </table:table-cell>
          <table:table-cell table:style-name="Table3.B1" office:value-type="string">
            <text:p text:style-name="P17" loext:marker-style-name="T21"/>
          </table:table-cell>
          <table:table-cell table:style-name="Table3.B1" office:value-type="string">
            <text:p text:style-name="P17" loext:marker-style-name="T21"/>
          </table:table-cell>
          <table:table-cell table:style-name="Table3.B1" table:number-columns-spanned="5" office:value-type="string">
            <text:p text:style-name="P6" loext:marker-style-name="T21"><text:span text:style-name="T7">(дата)</text:span><text:span text:style-name="T21"/></text:p>
          </table:table-cell>
          <table:covered-table-cell/>
          <table:covered-table-cell/>
          <table:covered-table-cell/>
          <table:covered-table-cell/>
          <table:table-cell table:style-name="Table3.B1" office:value-type="string">
            <text:p text:style-name="P17" loext:marker-style-name="T21"/>
          </table:table-cell>
          <table:table-cell table:style-name="Table3.A1" office:value-type="string">
            <text:p text:style-name="Standard"/>
          </table:table-cell>
        </table:table-row>
      </table:table>
      <text:p text:style-name="P12" loext:marker-style-name="T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 loext:marker-style-name="T8"><text:span text:style-name="T8">Ознакомлен с Регламентом предоставления доступа и Инструкцией пользователя ИС «Общего доступа к файловым ресурсам»</text:span><text:span text:style-name="T24">:</text:span></text:p>
          </table:table-cell>
        </table:table-row>
      </table:table>
      <text:p text:style-name="P12" loext:marker-style-name="T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row table:style-name="Table5.1">
          <table:table-cell table:style-name="Table5.A1" office:value-type="string">
            <text:p text:style-name="Standard"><text:span text:style-name="Placeholder_20_Text"><text:span text:style-name="T31"><text:text-input text:description="">Место для ввода текста.</text:text-input></text:span></text:span></text:p>
          </table:table-cell>
          <table:table-cell table:style-name="Table5.B1" office:value-type="string">
            <text:p text:style-name="P19" loext:marker-style-name="T16"/>
          </table:table-cell>
          <table:table-cell table:style-name="Table5.A1" office:value-type="string">
            <text:p text:style-name="Standard"/>
          </table:table-cell>
          <table:table-cell table:style-name="Table5.B1" office:value-type="string">
            <text:p text:style-name="P16" loext:marker-style-name="T21"/>
          </table:table-cell>
          <table:table-cell table:style-name="Table5.B1" office:value-type="string">
            <text:p text:style-name="P22" loext:marker-style-name="T21"><text:span text:style-name="T21">«</text:span><text:span text:style-name="T21"/></text:p>
          </table:table-cell>
          <table:table-cell table:style-name="Table5.A1" office:value-type="string">
            <text:p text:style-name="Standard"/>
          </table:table-cell>
          <table:table-cell table:style-name="Table5.B1" office:value-type="string">
            <text:p text:style-name="P22" loext:marker-style-name="T21"><text:span text:style-name="T21">»</text:span><text:span text:style-name="T21"/></text:p>
          </table:table-cell>
          <table:table-cell table:style-name="Table5.A1" office:value-type="string">
            <text:p text:style-name="Standard"/>
          </table:table-cell>
          <table:table-cell table:style-name="Table5.B1" office:value-type="string">
            <text:p text:style-name="P22" loext:marker-style-name="T21"><text:span text:style-name="T21">20</text:span><text:span text:style-name="T21"/></text:p>
          </table:table-cell>
          <table:table-cell table:style-name="Table5.A1" office:value-type="string">
            <text:p text:style-name="Standard"/>
          </table:table-cell>
          <table:table-cell table:style-name="Table5.B1" office:value-type="string">
            <text:p text:style-name="P22" loext:marker-style-name="T21"><text:span text:style-name="T7">г</text:span><text:span text:style-name="T21">.</text:span></text:p>
          </table:table-cell>
        </table:table-row>
        <table:table-row table:style-name="Table5.1">
          <table:table-cell table:style-name="Table5.B1" office:value-type="string">
            <text:p text:style-name="P6" loext:marker-style-name="T23"><text:span text:style-name="T9">(</text:span><text:span text:style-name="T7">ФИО работника)</text:span></text:p>
          </table:table-cell>
          <table:table-cell table:style-name="Table5.B1" office:value-type="string">
            <text:p text:style-name="P17" loext:marker-style-name="T21"/>
          </table:table-cell>
          <table:table-cell table:style-name="Table5.B1" office:value-type="string">
            <text:p text:style-name="P6" loext:marker-style-name="T21"><text:span text:style-name="T7">(подпись)</text:span><text:span text:style-name="T21"/></text:p>
          </table:table-cell>
          <table:table-cell table:style-name="Table5.B1" office:value-type="string">
            <text:p text:style-name="P17" loext:marker-style-name="T21"/>
          </table:table-cell>
          <table:table-cell table:style-name="Table5.B1" office:value-type="string">
            <text:p text:style-name="P17" loext:marker-style-name="T21"/>
          </table:table-cell>
          <table:table-cell table:style-name="Table5.B1" table:number-columns-spanned="5" office:value-type="string">
            <text:p text:style-name="P6" loext:marker-style-name="T21"><text:span text:style-name="T7">(дата)</text:span><text:span text:style-name="T21"/></text:p>
          </table:table-cell>
          <table:covered-table-cell/>
          <table:covered-table-cell/>
          <table:covered-table-cell/>
          <table:covered-table-cell/>
          <table:table-cell table:style-name="Table5.B1" office:value-type="string">
            <text:p text:style-name="P17" loext:marker-style-name="T21"/>
          </table:table-cell>
        </table:table-row>
      </table:table>
      <text:p text:style-name="P24" loext:marker-style-name="T18"><text:span text:style-name="T18">Исполнение заявки:</text:span><text:span text:style-name="T18"/></text:p>
      <text:p text:style-name="Standard"/>
      <text:p text:style-name="P14" loext:marker-style-name="T15"><text:span text:style-name="T14">Администратор ИС:</text:span></text:p>
      <text:p text:style-name="P14" loext:marker-style-name="T14"><text:span text:style-name="T14">ФИО:_____________________________________________<text:tab/>Должность: ____________________________________ </text:span><text:span text:style-name="T14"/></text:p>
      <text:p text:style-name="P14" loext:marker-style-name="T14"><text:span text:style-name="T14">Тел. ____________________<text:tab/><text:tab/><text:tab/><text:tab/>Е-mail: _____________________@_________________</text:span><text:span text:style-name="T14"/></text:p>
      <text:p text:style-name="P14" loext:marker-style-name="T14"><text:span text:style-name="T14">Подпись:__________________</text:span><text:span text:style-name="T14"/></text:p>
      <text:p text:style-name="P14" loext:marker-style-name="T14"><text:span text:style-name="T14">Дата и время уведомления об исполнении заявки: "_____" _____________ 20____г., <text:tab/>______:______(формат 24)</text:span><text:span text:style-name="T14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20" loext:marker-style-name="T26"/>
          </table:table-cell>
          <table:table-cell table:style-name="Table6.A1" office:value-type="string">
            <text:p text:style-name="P21" loext:marker-style-name="T27"/>
          </table:table-cell>
          <table:table-cell table:style-name="Table6.A1" office:value-type="string">
            <text:p text:style-name="P21" loext:marker-style-name="T27"/>
          </table:table-cell>
          <table:table-cell table:style-name="Table6.A1" office:value-type="string">
            <text:p text:style-name="P21" loext:marker-style-name="T27"/>
          </table:table-cell>
          <table:table-cell table:style-name="Table6.A1" office:value-type="string">
            <text:p text:style-name="P21" loext:marker-style-name="T27"/>
          </table:table-cell>
          <table:table-cell table:style-name="Table6.A1" office:value-type="string">
            <text:p text:style-name="P21" loext:marker-style-name="T27"/>
          </table:table-cell>
          <table:table-cell table:style-name="Table6.A1" office:value-type="string">
            <text:p text:style-name="P18" loext:marker-style-name="T22"/>
          </table:table-cell>
          <table:table-cell table:style-name="Table6.A1" office:value-type="string">
            <text:p text:style-name="P18" loext:marker-style-name="T22"/>
          </table:table-cell>
        </table:table-row>
      </table:table>
      <text:p text:style-name="P14" loext:marker-style-name="T15"><text:span text:style-name="T14">Администратор МЭ/безопасности:</text:span></text:p>
      <text:p text:style-name="P14" loext:marker-style-name="T14"><text:soft-page-break/><text:span text:style-name="T14">ФИО:_____________________________________________<text:tab/>Должность: ____________________________________ </text:span><text:span text:style-name="T14"/></text:p>
      <text:p text:style-name="P14" loext:marker-style-name="T14"><text:span text:style-name="T14">Тел. ____________________<text:tab/><text:tab/><text:tab/><text:tab/>Е-mail: _____________________@_________________</text:span><text:span text:style-name="T14"/></text:p>
      <text:p text:style-name="P14" loext:marker-style-name="T14"><text:span text:style-name="T14">Подпись:__________________</text:span><text:span text:style-name="T14"/></text:p>
      <text:p text:style-name="P14" loext:marker-style-name="T14"><text:span text:style-name="T14">Дата и время уведомления об исполнении заявки: "_____" _____________ 20____г., <text:tab/>______:______(формат 24)</text:span><text:span text:style-name="T14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_5f_Обычный" style:display-name="S_Обычный" style:family="paragraph" style:parent-style-name="Standard" loext:linked-style-name="S_5f_Обычный_20_Знак">
      <style:paragraph-properties fo:margin-top="0.1665in" fo:margin-bottom="0in" style:contextual-spacing="false" fo:text-align="justify" style:justify-single-word="false" fo:orphans="0" fo:widows="0">
        <style:tab-stops>
          <style:tab-stop style:position="1.1736in"/>
        </style:tab-stops>
      </style:paragraph-properties>
    </style:style>
    <style:style style:name="Содержание_20_таблицы_20_ЛНД" style:display-name="Содержание таблицы ЛНД" style:family="paragraph" style:parent-style-name="Standard" loext:linked-style-name="Содержание_20_таблицы_20_ЛНД_20_Знак">
      <style:paragraph-properties fo:margin-top="0.0417in" fo:margin-bottom="0in" style:contextual-spacing="false"/>
      <style:text-properties fo:font-size="10pt" style:font-size-asian="10pt" style:font-size-complex="10pt"/>
    </style:style>
    <style:style style:name="Default_20_Paragraph_20_Font_20__28_WW_29_" style:display-name="Default Paragraph Font (WW)" style:family="text"/>
    <style:style style:name="S_5f_Обычный_20_Знак" style:display-name="S_Обычный Знак" style:family="text" loext:linked-style-name="S_5f_Обычный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20_таблицы_20_ЛНД_20_Знак" style:display-name="Содержание таблицы ЛНД Знак" style:family="text" loext:linked-style-name="Содержание_20_таблицы_20_ЛНД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льяшенко Станислав Михайлович</meta:initial-creator>
    <dc:creator>Костин Анатолий Константинович</dc:creator>
    <meta:editing-cycles>22</meta:editing-cycles>
    <meta:creation-date>2021-11-29T08:35:00</meta:creation-date>
    <dc:date>2022-10-04T22:10:00</dc:date>
    <meta:editing-duration>PT2H43M</meta:editing-duration>
    <meta:generator>LibreOffice/7.6.3.2$Linux_X86_64 LibreOffice_project/29d686fea9f6705b262d369fede658f824154cc0</meta:generator>
    <meta:document-statistic meta:table-count="6" meta:image-count="0" meta:object-count="0" meta:page-count="3" meta:paragraph-count="72" meta:word-count="268" meta:character-count="2219" meta:non-whitespace-character-count="2016"/>
    <meta:user-defined meta:name="AppVersion">15.0000</meta:user-defined>
    <meta:template xlink:type="simple" xlink:actuate="onRequest" xlink:title="Normal.dotm" xlink:href=""/>
  </office:meta>
</office:document-meta>
</file>